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0e61e7" officeooo:paragraph-rsid="000e61e7"/>
    </style:style>
    <style:style style:name="P2" style:family="paragraph" style:parent-style-name="Standard" style:list-style-name="L1">
      <style:text-properties style:text-line-through-style="solid" style:text-line-through-type="single" officeooo:rsid="000e791e" officeooo:paragraph-rsid="000e791e"/>
    </style:style>
    <style:style style:name="P3" style:family="paragraph" style:parent-style-name="Standard" style:list-style-name="L1">
      <style:text-properties style:text-line-through-style="solid" style:text-line-through-type="single" officeooo:rsid="0011164f" officeooo:paragraph-rsid="0011164f"/>
    </style:style>
    <style:style style:name="P4" style:family="paragraph" style:parent-style-name="Standard" style:list-style-name="L1">
      <style:text-properties style:text-line-through-style="solid" style:text-line-through-type="single" officeooo:rsid="001a4ae9" officeooo:paragraph-rsid="001a4ae9"/>
    </style:style>
    <style:style style:name="P5" style:family="paragraph" style:parent-style-name="Standard" style:list-style-name="L1">
      <style:text-properties style:text-line-through-style="solid" style:text-line-through-type="single" officeooo:paragraph-rsid="001f90d1"/>
    </style:style>
    <style:style style:name="P6" style:family="paragraph" style:parent-style-name="Standard" style:list-style-name="L1">
      <style:text-properties officeooo:rsid="000e791e" officeooo:paragraph-rsid="000e791e"/>
    </style:style>
    <style:style style:name="P7" style:family="paragraph" style:parent-style-name="Standard" style:list-style-name="L1">
      <style:text-properties officeooo:rsid="0015ce07" officeooo:paragraph-rsid="001a4ae9"/>
    </style:style>
    <style:style style:name="P8" style:family="paragraph" style:parent-style-name="Standard" style:list-style-name="L1">
      <style:text-properties officeooo:rsid="001e09b0" officeooo:paragraph-rsid="001e09b0"/>
    </style:style>
    <style:style style:name="P9" style:family="paragraph" style:parent-style-name="Standard" style:list-style-name="L1">
      <style:text-properties officeooo:rsid="001f90d1" officeooo:paragraph-rsid="001f90d1"/>
    </style:style>
    <style:style style:name="P10" style:family="paragraph" style:parent-style-name="Standard" style:list-style-name="L1">
      <style:text-properties officeooo:rsid="002003ae" officeooo:paragraph-rsid="002003ae"/>
    </style:style>
    <style:style style:name="P11" style:family="paragraph" style:parent-style-name="Standard" style:list-style-name="L1">
      <style:text-properties officeooo:rsid="00217d9e" officeooo:paragraph-rsid="00217d9e"/>
    </style:style>
    <style:style style:name="P12" style:family="paragraph" style:parent-style-name="Standard" style:list-style-name="L1">
      <style:text-properties officeooo:rsid="00232196" officeooo:paragraph-rsid="00232196"/>
    </style:style>
    <style:style style:name="P13" style:family="paragraph" style:parent-style-name="Standard" style:list-style-name="L1">
      <style:text-properties officeooo:rsid="0025a1e2" officeooo:paragraph-rsid="0025a1e2"/>
    </style:style>
    <style:style style:name="P14" style:family="paragraph" style:parent-style-name="Standard">
      <style:text-properties officeooo:rsid="002688d7" officeooo:paragraph-rsid="002688d7"/>
    </style:style>
    <style:style style:name="P15" style:family="paragraph" style:parent-style-name="Standard" style:list-style-name="L2">
      <style:text-properties officeooo:rsid="002688d7" officeooo:paragraph-rsid="002688d7"/>
    </style:style>
    <style:style style:name="P16" style:family="paragraph" style:parent-style-name="Standard" style:list-style-name="L1">
      <style:text-properties officeooo:rsid="002688d7" officeooo:paragraph-rsid="002688d7"/>
    </style:style>
    <style:style style:name="T1" style:family="text">
      <style:text-properties officeooo:rsid="000f5f7c"/>
    </style:style>
    <style:style style:name="T2" style:family="text">
      <style:text-properties officeooo:rsid="00147074"/>
    </style:style>
    <style:style style:name="T3" style:family="text">
      <style:text-properties officeooo:rsid="001f90d1"/>
    </style:style>
    <style:style style:name="T4" style:family="text">
      <style:text-properties officeooo:rsid="002003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0806381" text:style-name="L1">
        <text:list-item>
          <text:p text:style-name="P1">Граница E укорочена на 10 клеток</text:p>
        </text:list-item>
        <text:list-item>
          <text:p text:style-name="P2">Граница Е убрана</text:p>
        </text:list-item>
        <text:list-item>
          <text:p text:style-name="P6">Изменены константы, приведены в СИ, <text:span text:style-name="T1">длина мк</text:span></text:p>
        </text:list-item>
        <text:list-item>
          <text:p text:style-name="P3">Граничн<text:span text:style-name="T2">ые</text:span> условия на давление 0 внизу, синусоидальное наверху</text:p>
        </text:list-item>
        <text:list-item>
          <text:p text:style-name="P7">Давление уменьшено в 10^9 раз</text:p>
        </text:list-item>
        <text:list-item>
          <text:p text:style-name="P4">Изменение граничных условий внизу сионусоидальное, вверху 0</text:p>
        </text:list-item>
        <text:list-item>
          <text:p text:style-name="P5"><text:span text:style-name="T4">Изменены</text:span><text:span text:style-name="T3"> границы канала </text:span><text:span text:style-name="T4">условие граница = граница + шаг вглубь канала</text:span></text:p>
        </text:list-item>
        <text:list-item>
          <text:p text:style-name="P8">Граничные условия синусоидатьные в обоих частях канала</text:p>
        </text:list-item>
        <text:list-item>
          <text:p text:style-name="P9">Исправлено давление на торцах</text:p>
        </text:list-item>
        <text:list-item>
          <text:p text:style-name="P10">Изменены границы канала условие шаг от границы = граница</text:p>
        </text:list-item>
        <text:list-item>
          <text:p text:style-name="P11">Шаг изменения давления сделан так, чтобы для каждой часоты было 100 точек</text:p>
        </text:list-item>
        <text:list-item>
          <text:p text:style-name="P12">Изменено задание шага для рассчета концентрации</text:p>
        </text:list-item>
        <text:list-item>
          <text:p text:style-name="P13">Пересчитаны константы для рассчета концентрации (перевод м в мкм)</text:p>
        </text:list-item>
        <text:list-item>
          <text:p text:style-name="P13">Изменены начальные условия для концентрации (перевод м в мкм)</text:p>
        </text:list-item>
        <text:list-item>
          <text:p text:style-name="P16">Создан файт для компилирования гифок</text:p>
        </text:list-item>
      </text:list>
      <text:p text:style-name="P14">Плоский канал с плоскими электродами:</text:p>
      <text:list xml:id="list3224245471" text:style-name="L2">
        <text:list-item>
          <text:p text:style-name="P15">У канала убраны выступы и изгибы</text:p>
        </text:list-item>
        <text:list-item>
          <text:p text:style-name="P15">Запущен расчет на 200 итераций, 1500 частота 1 герц</text:p>
        </text:list-item>
      </text:list>
      <text:list xml:id="list131648792532172" text:continue-list="list1350806381" text:style-name="L1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1:38:03.153897057</meta:creation-date>
    <meta:generator>LibreOffice/6.4.7.2$Linux_X86_64 LibreOffice_project/40$Build-2</meta:generator>
    <dc:date>2022-10-27T13:16:48.209096151</dc:date>
    <meta:editing-duration>P1DT2H7M46S</meta:editing-duration>
    <meta:editing-cycles>13</meta:editing-cycles>
    <meta:document-statistic meta:table-count="0" meta:image-count="0" meta:object-count="0" meta:page-count="1" meta:paragraph-count="19" meta:word-count="146" meta:character-count="869" meta:non-whitespace-character-count="759"/>
  </office:meta>
</office:document-meta>
</file>